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5in"/>
    </style:style>
    <style:style style:name="TC0" style:family="table-column">
      <style:table-column-properties style:column-width="3.47in"/>
    </style:style>
    <style:style style:name="TC1" style:family="table-column">
      <style:table-column-properties style:column-width="1.38in"/>
    </style:style>
    <style:style style:name="TC2" style:family="table-column">
      <style:table-column-properties style:column-width="3.63in"/>
    </style:style>
    <style:style style:name="TR0" style:family="table-row">
      <style:table-row-properties style:use-optimal-row-height="false" style:row-height="0.41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TR1" style:family="table-row">
      <style:table-row-properties style:use-optimal-row-height="false" style:row-height="0.68in"/>
    </style:style>
    <style:style style:name="TR2" style:family="table-row">
      <style:table-row-properties style:use-optimal-row-height="false" style:row-height="1.31in"/>
    </style:style>
    <style:style style:name="TR3" style:family="table-row">
      <style:table-row-properties style:use-optimal-row-height="false" style:row-height="6.44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row table:style-name="TR0">
          <table:table-cell table:style-name="C0"/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1">
            <text:p text:style-name="P0"><text:bookmark text:name="JR_PAGE_ANCHOR_0_1"/><text:span text:style-name="T0">Simple Report Title</text:span></text:p>
          </table:table-cell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1">
            <text:p text:style-name="P0"><text:span text:style-name="T0">Simple Page Header</text:span></text:p>
          </table:table-cell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1">
            <text:p text:style-name="P0"><text:span text:style-name="T0">A detail</text:span></text:p>
          </table:table-cell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1">
            <text:p text:style-name="P0"><text:span text:style-name="T0">Simple Page Footer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11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